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Lato" svg:font-family="Lato"/>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aleway" svg:font-family="Raleway"/>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loext:decorative="false"/>
    </style:style>
    <style:style style:name="pr1" style:family="presentation" style:parent-style-name="TITLE-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2" style:family="presentation" style:parent-style-name="TITLE-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4"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5" style:family="presentation" style:parent-style-name="TITLE_5f_AND_5f_BODY-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TITLE_5f_AND_5f_BODY-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TITLE_5f_AND_5f_BODY-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TITLE_5f_AND_5f_BODY-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 style:family="presentation" style:parent-style-name="TITLE_5f_AND_5f_BODY-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_5f_AND_5f_TWO_5f_COLUMNS-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11" style:family="presentation" style:parent-style-name="TITLE_5f_AND_5f_TWO_5f_COLUMNS-outline1">
      <style:graphic-properties draw:stroke="none" svg:stroke-width="0cm" draw:fill="none" loext:fill-use-slide-background="fals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2" style:family="presentation" style:parent-style-name="TITLE_5f_AND_5f_TWO_5f_COLUMNS-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TITLE_5f_AND_5f_BODY-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_5f_AND_5f_BODY-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26pt"/>
    </style:style>
    <style:style style:name="P5" style:family="paragraph">
      <style:paragraph-properties fo:margin-left="0cm" fo:margin-right="0cm" fo:margin-top="0cm" fo:margin-bottom="0cm" fo:line-height="115%" fo:text-align="start" fo:text-indent="0cm" style:writing-mode="lr-tb"/>
    </style:style>
    <style:style style:name="P6" style:family="paragraph">
      <loext:graphic-properties draw:fill="none"/>
      <style:paragraph-properties fo:text-align="start" style:font-independent-line-spacing="true"/>
      <style:text-properties fo:font-size="13pt"/>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423cm" fo:margin-bottom="0cm" fo:line-height="115%" fo:text-align="start" fo:text-indent="0cm" loext:tab-stop-distance="0cm" style:writing-mode="lr-tb">
        <style:tab-stops>
          <style:tab-stop style:position="0cm"/>
        </style:tab-stops>
      </style:paragraph-properties>
    </style:style>
    <style:style style:name="P9" style:family="paragraph">
      <style:paragraph-properties fo:margin-left="0cm" fo:margin-right="0cm" fo:margin-top="0.423cm" fo:margin-bottom="0.423cm" fo:line-height="115%" fo:text-align="start" fo:text-indent="0cm" loext:tab-stop-distance="0cm" style:writing-mode="lr-tb">
        <style:tab-stops>
          <style:tab-stop style:position="0cm"/>
        </style:tab-stops>
      </style:paragraph-properties>
    </style:style>
    <style:style style:name="P10" style:family="paragraph">
      <style:paragraph-properties fo:margin-left="0cm" fo:margin-right="0cm" fo:margin-top="0cm" fo:margin-bottom="0cm" fo:line-height="115%" fo:text-align="center" fo:text-indent="0cm" loext:tab-stop-distance="0cm" style:writing-mode="lr-tb">
        <style:tab-stops>
          <style:tab-stop style:position="0cm"/>
        </style:tab-stops>
      </style:paragraph-properties>
    </style:style>
    <style:style style:name="P11" style:family="paragraph">
      <loext:graphic-properties draw:fill="none"/>
      <style:paragraph-properties fo:text-align="center" style:font-independent-line-spacing="true"/>
      <style:text-properties fo:font-size="13pt"/>
    </style:style>
    <style:style style:name="T1" style:family="text">
      <style:text-properties fo:font-variant="normal" fo:text-transform="none" fo:color="#1a1a1a" loext:opacity="100%" style:text-outline="false" style:text-line-through-style="none" style:text-line-through-type="none" style:text-position="0% 100%" style:font-name="Raleway" fo:font-size="42pt" fo:letter-spacing="normal" fo:language="es" fo:country="none" fo:font-style="normal" style:text-underline-style="none" fo:font-weight="bold" fo:background-color="transparent" style:font-name-asian="Raleway" style:font-size-asian="42pt" style:font-style-asian="normal" style:font-weight-asian="bold" style:font-name-complex="Raleway" style:font-size-complex="42pt" style:font-style-complex="normal" style:font-weight-complex="bold">
        <loext:char-complex-color loext:theme-type="dark2" loext:color-type="theme"/>
      </style:text-properties>
    </style:style>
    <style:style style:name="T2" style:family="text">
      <style:text-properties fo:font-variant="normal" fo:text-transform="none" fo:color="#1a1a1a" loext:opacity="100%" style:text-outline="false" style:text-line-through-style="none" style:text-line-through-type="none" style:text-position="0% 100%" style:font-name="Raleway" fo:font-size="26pt" fo:letter-spacing="normal" fo:language="es" fo:country="none" fo:font-style="normal" style:text-underline-style="none" fo:font-weight="bold" fo:background-color="transparent" style:font-name-asian="Raleway" style:font-size-asian="26pt" style:font-style-asian="normal" style:font-weight-asian="bold" style:font-name-complex="Raleway" style:font-size-complex="26pt" style:font-style-complex="normal" style:font-weight-complex="bold">
        <loext:char-complex-color loext:theme-type="dark2" loext:color-type="theme"/>
      </style:text-properties>
    </style:style>
    <style:style style:name="T3" style:family="text">
      <style:text-properties fo:font-variant="normal" fo:text-transform="none" fo:color="#1c3678" loext:opacity="100%" style:text-outline="false" style:text-line-through-style="none" style:text-line-through-type="none" style:text-position="0% 100%" style:font-name="Lato" fo:font-size="13pt" fo:letter-spacing="normal" fo:language="es" fo:country="none" fo:font-style="normal" style:text-underline-style="solid" style:text-underline-width="auto" style:text-underline-color="font-color" fo:font-weight="normal" fo:background-color="transparent" style:font-name-asian="Lato" style:font-size-asian="13pt" style:font-style-asian="normal" style:font-weight-asian="normal" style:font-name-complex="Lato" style:font-size-complex="13pt" style:font-style-complex="normal" style:font-weight-complex="normal">
        <loext:char-complex-color loext:theme-type="hyperlink"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Lato" fo:font-size="13pt" fo:letter-spacing="normal" fo:language="es" fo:country="none" fo:font-style="normal" style:text-underline-style="none" fo:font-weight="normal" fo:background-color="transparent" style:font-name-asian="Lato" style:font-size-asian="13pt" style:font-style-asian="normal" style:font-weight-asian="normal" style:font-name-complex="Lato" style:font-size-complex="13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Lato" fo:font-size="16pt" fo:letter-spacing="normal" fo:language="es" fo:country="none" fo:font-style="normal" style:text-underline-style="none" fo:font-weight="normal" fo:background-color="transparent" style:font-name-asian="Lato" style:font-size-asian="16pt" style:font-style-asian="normal" style:font-weight-asian="normal" style:font-name-complex="Lato" style:font-size-complex="16pt" style:font-style-complex="normal" style:font-weight-complex="normal"/>
    </style:style>
    <style:style style:name="T6" style:family="text">
      <style:text-properties fo:font-variant="normal" fo:text-transform="none" fo:color="#595959" loext:opacity="100%" style:text-outline="false" style:text-line-through-style="none" style:text-line-through-type="none" style:text-position="0% 100%" style:font-name="Lato" fo:font-size="13pt" fo:letter-spacing="normal" fo:language="es" fo:country="none" fo:font-style="normal" style:text-underline-style="none" fo:font-weight="normal" fo:background-color="transparent" style:font-name-asian="Lato" style:font-size-asian="13pt" style:font-style-asian="normal" style:font-weight-asian="normal" style:font-name-complex="Lato" style:font-size-complex="13pt" style:font-style-complex="normal" style:font-weight-complex="normal">
        <loext:char-complex-color loext:theme-type="accent1" loext:color-type="theme"/>
      </style:text-properties>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406cm" text:min-label-width="0.864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suffix="." style:num-format="1">
        <style:list-level-properties text:space-before="0.222cm" text:min-label-width="1.048cm"/>
        <style:text-properties fo:color="#1a1a1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space-before="0.406cm" text:min-label-width="0.864cm"/>
        <style:text-properties style:font-name="Lato"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RutasMoteras"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RutasMoteras</text:span></text:p>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2" draw:text-style-name="P3" draw:layer="layout" svg:width="15.239cm" svg:height="11.429cm" svg:x="1.905cm" svg:y="12.065cm" presentation:class="notes" presentation:placeholder="true" presentation:user-transformed="true">
            <draw:text-box/>
          </draw:frame>
        </presentation:notes>
      </draw:page>
      <draw:page draw:name="Indice" draw:style-name="dp1" draw:master-page-name="TITLE_5f_AND_5f_BODY" presentation:presentation-page-layout-name="AL2T1">
        <draw:frame draw:name="Google Shape;91;p14" presentation:style-name="pr3" draw:text-style-name="P4" draw:layer="layout" svg:width="21.357cm" svg:height="1.486cm" svg:x="2.026cm" svg:y="3.663cm" presentation:class="title" presentation:user-transformed="true">
          <draw:text-box>
            <text:p text:style-name="P1"><text:span text:style-name="T2">Indice</text:span></text:p>
          </draw:text-box>
        </draw:frame>
        <draw:frame draw:name="Google Shape;92;p14" presentation:style-name="pr4" draw:text-style-name="P6" draw:layer="layout" svg:width="21.357cm" svg:height="7.857cm" svg:x="2.026cm" svg:y="5.775cm" presentation:class="outline" presentation:user-transformed="true">
          <draw:text-box>
            <text:list text:style-name="L3">
              <text:list-item>
                <text:p text:style-name="P5"><text:span text:style-name="T3"><text:a xlink:href="file:///ppt/slides/slide3.xml" xlink:type="simple">Introducción</text:a></text:span></text:p>
              </text:list-item>
              <text:list-item>
                <text:p text:style-name="P5"><text:span text:style-name="T3"><text:a xlink:href="file:///ppt/slides/slide4.xml" xlink:type="simple">Objetivos</text:a></text:span></text:p>
              </text:list-item>
              <text:list-item>
                <text:p text:style-name="P5"><text:span text:style-name="T3"><text:a xlink:href="file:///ppt/slides/slide5.xml" xlink:type="simple">Objetivos futuros</text:a></text:span></text:p>
              </text:list-item>
              <text:list-item>
                <text:p text:style-name="P5"><text:span text:style-name="T3"><text:a xlink:href="file:///ppt/slides/slide6.xml" xlink:type="simple">Funcionalidades</text:a></text:span></text:p>
              </text:list-item>
              <text:list-item>
                <text:p text:style-name="P5"><text:span text:style-name="T3"><text:a xlink:href="file:///ppt/slides/slide7.xml" xlink:type="simple">Tecnologías</text:a></text:span></text:p>
              </text:list-item>
              <text:list-item>
                <text:p text:style-name="P5"><text:span text:style-name="T3"><text:a xlink:href="file:///ppt/slides/slide8.xml" xlink:type="simple">Paquetes adicionales</text:a></text:span></text:p>
              </text:list-item>
              <text:list-item>
                <text:p text:style-name="P5"><text:span text:style-name="T3"><text:a xlink:href="file:///ppt/slides/slide9.xml" xlink:type="simple">Datos iniciales</text:a></text:span></text:p>
              </text:list-item>
              <text:list-item>
                <text:p text:style-name="P5"><text:span text:style-name="T3"><text:a xlink:href="file:///ppt/slides/slide10.xml" xlink:type="simple">Ejemplo</text:a></text:span></text:p>
              </text:list-item>
            </text:list>
          </draw:text-box>
        </draw:frame>
        <presentation:notes draw:style-name="dp2">
          <draw:page-thumbnail draw:name="Google Shape;88;g20a5d55f7d3_0_251:notes" draw:style-name="gr1" draw:layer="layout" svg:width="16.932cm" svg:height="9.524cm" svg:x="1.059cm" svg:y="1.905cm" draw:page-number="2" presentation:class="page"/>
          <draw:frame draw:name="Google Shape;89;g20a5d55f7d3_0_251:notes" presentation:style-name="pr5" draw:text-style-name="P3" draw:layer="layout" svg:width="15.239cm" svg:height="11.429cm" svg:x="1.905cm" svg:y="12.065cm" presentation:class="notes" presentation:placeholder="true" presentation:user-transformed="true">
            <draw:text-box/>
          </draw:frame>
        </presentation:notes>
      </draw:page>
      <draw:page draw:name="Introducción" draw:style-name="dp1" draw:master-page-name="TITLE_5f_AND_5f_BODY" presentation:presentation-page-layout-name="AL2T1">
        <draw:frame draw:name="Google Shape;97;p15" presentation:style-name="pr3" draw:text-style-name="P4" draw:layer="layout" svg:width="21.357cm" svg:height="1.486cm" svg:x="2.026cm" svg:y="3.663cm" presentation:class="title" presentation:user-transformed="true">
          <draw:text-box>
            <text:list text:style-name="L4">
              <text:list-item>
                <text:p text:style-name="P7"><text:span text:style-name="T2">Introducción</text:span></text:p>
              </text:list-item>
            </text:list>
          </draw:text-box>
        </draw:frame>
        <draw:frame draw:name="Google Shape;98;p15" presentation:style-name="pr4" draw:text-style-name="P6" draw:layer="layout" svg:width="21.357cm" svg:height="6.28cm" svg:x="2.026cm" svg:y="5.775cm" presentation:class="outline" presentation:user-transformed="true">
          <draw:text-box>
            <text:p text:style-name="P8"><text:span text:style-name="T4">RutasMoteras is a small social network where people can view and publish the motorcycle routes they take.</text:span></text:p>
            <text:p text:style-name="P8"><text:span text:style-name="T4">The first thing we can see is the homepage where you can view all the routes and their details by clicking on them. Additionally, you can filter the routes by location or by the type of motorcycle used. If you are logged, you can also create new routes.</text:span></text:p>
            <text:p text:style-name="P8"><text:span text:style-name="T4">We also have the login/logout option at the top of the page, and if you don't have an account, you also have the option to create a new one. Additionally, if you are logged, there will be a user section next to the logout button where you can view, edit, and delete your routes.</text:span></text:p>
            <text:p text:style-name="P8"><text:span text:style-name="T4">There is also a section called "About Me" that describes the author and the purpose of the website.</text:span></text:p>
            <text:p text:style-name="P9"><text:span text:style-name="T4">Lastly, at the bottom left, you will find the social media links of the website, such as Instagram, Facebook, and Twitter.</text:span></text:p>
          </draw:text-box>
        </draw:frame>
        <presentation:notes draw:style-name="dp2">
          <draw:page-thumbnail draw:name="Google Shape;94;g20a5d55f7d3_0_256:notes" draw:style-name="gr1" draw:layer="layout" svg:width="16.932cm" svg:height="9.524cm" svg:x="1.059cm" svg:y="1.905cm" draw:page-number="3" presentation:class="page"/>
          <draw:frame draw:name="Google Shape;95;g20a5d55f7d3_0_256:notes" presentation:style-name="pr6" draw:text-style-name="P3" draw:layer="layout" svg:width="15.239cm" svg:height="11.429cm" svg:x="1.905cm" svg:y="12.065cm" presentation:class="notes" presentation:placeholder="true" presentation:user-transformed="true">
            <draw:text-box/>
          </draw:frame>
        </presentation:notes>
      </draw:page>
      <draw:page draw:name="2.   Objetivos&#9;" draw:style-name="dp1" draw:master-page-name="TITLE_5f_AND_5f_BODY" presentation:presentation-page-layout-name="AL2T1">
        <draw:frame draw:name="Google Shape;103;p16" presentation:style-name="pr3" draw:text-style-name="P4" draw:layer="layout" svg:width="21.357cm" svg:height="1.486cm" svg:x="2.026cm" svg:y="3.663cm" presentation:class="title" presentation:user-transformed="true">
          <draw:text-box>
            <text:p text:style-name="P1"><text:span text:style-name="T2">2. <text:s text:c="2"/>Objetivos</text:span><text:span text:style-name="T2"><text:tab/></text:span></text:p>
          </draw:text-box>
        </draw:frame>
        <draw:frame draw:name="Google Shape;104;p16" presentation:style-name="pr4" draw:text-style-name="P6" draw:layer="layout" svg:width="21.357cm" svg:height="6.28cm" svg:x="2.026cm" svg:y="5.775cm" presentation:class="outline" presentation:user-transformed="true">
          <draw:text-box>
            <text:list text:style-name="L6">
              <text:list-item>
                <text:p text:style-name="P5"><text:span text:style-name="T4">Crear un proyecto real</text:span></text:p>
              </text:list-item>
              <text:list-item>
                <text:p text:style-name="P5"><text:span text:style-name="T4">Demostración para a las empresas</text:span></text:p>
              </text:list-item>
            </text:list>
          </draw:text-box>
        </draw:frame>
        <presentation:notes draw:style-name="dp2">
          <draw:page-thumbnail draw:name="Google Shape;100;g20a5d55f7d3_0_45:notes" draw:style-name="gr1" draw:layer="layout" svg:width="16.932cm" svg:height="9.524cm" svg:x="1.059cm" svg:y="1.905cm" draw:page-number="4" presentation:class="page"/>
          <draw:frame draw:name="Google Shape;101;g20a5d55f7d3_0_45:notes" presentation:style-name="pr7" draw:text-style-name="P3" draw:layer="layout" svg:width="15.239cm" svg:height="11.429cm" svg:x="1.905cm" svg:y="12.065cm" presentation:class="notes" presentation:placeholder="true" presentation:user-transformed="true">
            <draw:text-box/>
          </draw:frame>
        </presentation:notes>
      </draw:page>
      <draw:page draw:name="3.   Objetivos futuros" draw:style-name="dp1" draw:master-page-name="TITLE_5f_AND_5f_BODY" presentation:presentation-page-layout-name="AL2T1">
        <draw:frame draw:name="Google Shape;109;p17" presentation:style-name="pr3" draw:text-style-name="P4" draw:layer="layout" svg:width="21.357cm" svg:height="1.486cm" svg:x="2.026cm" svg:y="3.663cm" presentation:class="title" presentation:user-transformed="true">
          <draw:text-box>
            <text:p text:style-name="P1"><text:span text:style-name="T2">3. <text:s text:c="2"/>Objetivos futuros</text:span></text:p>
          </draw:text-box>
        </draw:frame>
        <draw:frame draw:name="Google Shape;110;p17" presentation:style-name="pr4" draw:text-style-name="P6" draw:layer="layout" svg:width="21.357cm" svg:height="6.28cm" svg:x="2.026cm" svg:y="5.775cm" presentation:class="outline" presentation:user-transformed="true">
          <draw:text-box>
            <text:list text:style-name="L6">
              <text:list-item>
                <text:p text:style-name="P5"><text:span text:style-name="T4">Diferentes idiomas</text:span></text:p>
              </text:list-item>
              <text:list-item>
                <text:p text:style-name="P5"><text:span text:style-name="T4">Tener opción de mapa</text:span></text:p>
              </text:list-item>
              <text:list-item>
                <text:p text:style-name="P5"><text:span text:style-name="T4">Nuevas funcionalidades</text:span></text:p>
              </text:list-item>
              <text:list-item>
                <text:p text:style-name="P5"><text:span text:style-name="T4">Avisos mediante emails</text:span></text:p>
              </text:list-item>
              <text:list-item>
                <text:p text:style-name="P5"><text:span text:style-name="T4">Añadir sistema de likes</text:span></text:p>
              </text:list-item>
              <text:list-item>
                <text:p text:style-name="P5"><text:span text:style-name="T4">Recuperación de contraseña</text:span></text:p>
              </text:list-item>
              <text:list-item>
                <text:p text:style-name="P5"><text:span text:style-name="T4">Contacta con nosotros</text:span></text:p>
              </text:list-item>
              <text:list-item>
                <text:p text:style-name="P5"><text:span text:style-name="T4">Beneficio económico a largo plazo</text:span></text:p>
              </text:list-item>
            </text:list>
          </draw:text-box>
        </draw:frame>
        <presentation:notes draw:style-name="dp2">
          <draw:page-thumbnail draw:name="Google Shape;106;g20a5d55f7d3_0_174:notes" draw:style-name="gr1" draw:layer="layout" svg:width="16.932cm" svg:height="9.524cm" svg:x="1.059cm" svg:y="1.905cm" draw:page-number="5" presentation:class="page"/>
          <draw:frame draw:name="Google Shape;107;g20a5d55f7d3_0_174:notes" presentation:style-name="pr8" draw:text-style-name="P3" draw:layer="layout" svg:width="15.239cm" svg:height="11.429cm" svg:x="1.905cm" svg:y="12.065cm" presentation:class="notes" presentation:placeholder="true" presentation:user-transformed="true">
            <draw:text-box/>
          </draw:frame>
        </presentation:notes>
      </draw:page>
      <draw:page draw:name="4.   Funcionalidades" draw:style-name="dp1" draw:master-page-name="TITLE_5f_AND_5f_BODY" presentation:presentation-page-layout-name="AL2T1">
        <draw:frame draw:name="Google Shape;115;p18" presentation:style-name="pr3" draw:text-style-name="P4" draw:layer="layout" svg:width="21.357cm" svg:height="1.486cm" svg:x="2.026cm" svg:y="3.663cm" presentation:class="title" presentation:user-transformed="true">
          <draw:text-box>
            <text:p text:style-name="P1"><text:span text:style-name="T2">4. <text:s text:c="2"/>Funcionalidades</text:span></text:p>
          </draw:text-box>
        </draw:frame>
        <draw:frame draw:name="Google Shape;116;p18" presentation:style-name="pr4" draw:text-style-name="P6" draw:layer="layout" svg:width="21.357cm" svg:height="6.28cm" svg:x="2.026cm" svg:y="5.775cm" presentation:class="outline" presentation:user-transformed="true">
          <draw:text-box>
            <text:list text:style-name="L6">
              <text:list-item>
                <text:p text:style-name="P5"><text:span text:style-name="T4">Login/Logout/Singin</text:span></text:p>
              </text:list-item>
              <text:list-item>
                <text:p text:style-name="P5"><text:span text:style-name="T4">Creación de rutas</text:span></text:p>
              </text:list-item>
              <text:list-item>
                <text:p text:style-name="P5"><text:span text:style-name="T4">Modificación de rutas</text:span></text:p>
              </text:list-item>
              <text:list-item>
                <text:p text:style-name="P5"><text:span text:style-name="T4">Filtrado de rutas</text:span></text:p>
              </text:list-item>
              <text:list-item>
                <text:p text:style-name="P5"><text:span text:style-name="T4">Detalle de las rutas</text:span></text:p>
              </text:list-item>
              <text:list-item>
                <text:p text:style-name="P5"><text:span text:style-name="T4">Datos del autor y propósito</text:span></text:p>
              </text:list-item>
              <text:list-item>
                <text:p text:style-name="P5"><text:span text:style-name="T4">Enlaces a las redes sociales de la app</text:span></text:p>
              </text:list-item>
            </text:list>
          </draw:text-box>
        </draw:frame>
        <presentation:notes draw:style-name="dp2">
          <draw:page-thumbnail draw:name="Google Shape;112;g20a5d55f7d3_0_188:notes" draw:style-name="gr1" draw:layer="layout" svg:width="16.932cm" svg:height="9.524cm" svg:x="1.059cm" svg:y="1.905cm" draw:page-number="6" presentation:class="page"/>
          <draw:frame draw:name="Google Shape;113;g20a5d55f7d3_0_188:notes" presentation:style-name="pr9" draw:text-style-name="P3" draw:layer="layout" svg:width="15.239cm" svg:height="11.429cm" svg:x="1.905cm" svg:y="12.065cm" presentation:class="notes" presentation:placeholder="true" presentation:user-transformed="true">
            <draw:text-box/>
          </draw:frame>
        </presentation:notes>
      </draw:page>
      <draw:page draw:name="5.   Tecnologías" draw:style-name="dp1" draw:master-page-name="TITLE_5f_AND_5f_TWO_5f_COLUMNS" presentation:presentation-page-layout-name="AL3T3">
        <draw:frame draw:name="Google Shape;121;p19" presentation:style-name="pr10" draw:text-style-name="P4" draw:layer="layout" svg:width="21.356cm" svg:height="1.486cm" svg:x="2.026cm" svg:y="3.663cm" presentation:class="title" presentation:user-transformed="true">
          <draw:text-box>
            <text:p text:style-name="P1"><text:span text:style-name="T2">5. <text:s text:c="2"/>Tecnologías</text:span></text:p>
          </draw:text-box>
        </draw:frame>
        <draw:frame draw:name="Google Shape;122;p19" presentation:style-name="pr11" draw:text-style-name="P11" draw:layer="layout" svg:width="10.483cm" svg:height="6.28cm" svg:x="2.026cm" svg:y="5.775cm" presentation:class="outline" presentation:user-transformed="true">
          <draw:text-box>
            <text:p text:style-name="P10"><text:span text:style-name="T5">Back-end</text:span></text:p>
            <text:p text:style-name="P8"><text:span text:style-name="T6">Django</text:span></text:p>
            <text:p text:style-name="P8"><text:span text:style-name="T6">Python</text:span></text:p>
            <text:p text:style-name="P8"><text:span text:style-name="T6">Docker</text:span></text:p>
            <text:p text:style-name="P9"><text:span text:style-name="T6">Postgres SQL</text:span></text:p>
          </draw:text-box>
        </draw:frame>
        <draw:frame draw:name="Google Shape;123;p19" presentation:style-name="pr11" draw:text-style-name="P11" draw:layer="layout" svg:width="10.483cm" svg:height="6.28cm" svg:x="12.899cm" svg:y="5.775cm" presentation:class="outline" presentation:user-transformed="true">
          <draw:text-box>
            <text:p text:style-name="P10"><text:span text:style-name="T5">Front-end</text:span></text:p>
            <text:p text:style-name="P8"><text:span text:style-name="T6">Vue.js</text:span></text:p>
            <text:p text:style-name="P8"><text:span text:style-name="T6">JavaScript</text:span></text:p>
            <text:p text:style-name="P8"><text:span text:style-name="T6">HTML</text:span></text:p>
            <text:p text:style-name="P8"><text:span text:style-name="T6">CSS</text:span></text:p>
            <text:p text:style-name="P9"><text:span text:style-name="T6">Bootstrap</text:span></text:p>
          </draw:text-box>
        </draw:frame>
        <presentation:notes draw:style-name="dp2">
          <draw:page-thumbnail draw:name="Google Shape;118;g20a5d55f7d3_0_195:notes" draw:style-name="gr1" draw:layer="layout" svg:width="16.932cm" svg:height="9.524cm" svg:x="1.059cm" svg:y="1.905cm" draw:page-number="7" presentation:class="page"/>
          <draw:frame draw:name="Google Shape;119;g20a5d55f7d3_0_195:notes" presentation:style-name="pr12" draw:text-style-name="P3" draw:layer="layout" svg:width="15.239cm" svg:height="11.429cm" svg:x="1.905cm" svg:y="12.065cm" presentation:class="notes" presentation:placeholder="true" presentation:user-transformed="true">
            <draw:text-box/>
          </draw:frame>
        </presentation:notes>
      </draw:page>
      <draw:page draw:name="6.   Paquetes adicionales" draw:style-name="dp1" draw:master-page-name="TITLE_5f_AND_5f_BODY" presentation:presentation-page-layout-name="AL2T1">
        <draw:frame draw:name="Google Shape;128;p20" presentation:style-name="pr3" draw:text-style-name="P4" draw:layer="layout" svg:width="21.357cm" svg:height="1.486cm" svg:x="2.026cm" svg:y="3.663cm" presentation:class="title" presentation:user-transformed="true">
          <draw:text-box>
            <text:p text:style-name="P1"><text:span text:style-name="T2">6. <text:s text:c="2"/>Paquetes adicionales</text:span></text:p>
          </draw:text-box>
        </draw:frame>
        <draw:frame draw:name="Google Shape;129;p20" presentation:style-name="pr4" draw:text-style-name="P6" draw:layer="layout" svg:width="21.357cm" svg:height="6.28cm" svg:x="2.026cm" svg:y="5.775cm" presentation:class="outline" presentation:user-transformed="true">
          <draw:text-box>
            <text:list text:style-name="L6">
              <text:list-item>
                <text:p text:style-name="P5"><text:span text:style-name="T4">Django-rest-framework</text:span></text:p>
              </text:list-item>
              <text:list-item>
                <text:p text:style-name="P5"><text:span text:style-name="T4">Corsheaders</text:span></text:p>
              </text:list-item>
              <text:list-item>
                <text:p text:style-name="P5"><text:span text:style-name="T4">Djoser</text:span></text:p>
              </text:list-item>
              <text:list-item>
                <text:p text:style-name="P5"><text:span text:style-name="T4">Axios</text:span></text:p>
              </text:list-item>
              <text:list-item>
                <text:p text:style-name="P5"><text:span text:style-name="T4">Bootstrap</text:span></text:p>
              </text:list-item>
            </text:list>
          </draw:text-box>
        </draw:frame>
        <presentation:notes draw:style-name="dp2">
          <draw:page-thumbnail draw:name="Google Shape;125;g20a5d55f7d3_0_204:notes" draw:style-name="gr1" draw:layer="layout" svg:width="16.932cm" svg:height="9.524cm" svg:x="1.059cm" svg:y="1.905cm" draw:page-number="8" presentation:class="page"/>
          <draw:frame draw:name="Google Shape;126;g20a5d55f7d3_0_204:notes" presentation:style-name="pr13" draw:text-style-name="P3" draw:layer="layout" svg:width="15.239cm" svg:height="11.429cm" svg:x="1.905cm" svg:y="12.065cm" presentation:class="notes" presentation:placeholder="true" presentation:user-transformed="true">
            <draw:text-box/>
          </draw:frame>
        </presentation:notes>
      </draw:page>
      <draw:page draw:name="7.   Datos iniciales" draw:style-name="dp1" draw:master-page-name="TITLE_5f_AND_5f_BODY" presentation:presentation-page-layout-name="AL2T1">
        <draw:frame draw:name="Google Shape;134;p21" presentation:style-name="pr3" draw:text-style-name="P4" draw:layer="layout" svg:width="21.357cm" svg:height="1.486cm" svg:x="2.026cm" svg:y="3.663cm" presentation:class="title" presentation:user-transformed="true">
          <draw:text-box>
            <text:p text:style-name="P1"><text:span text:style-name="T2">7. <text:s text:c="2"/>Datos iniciales</text:span></text:p>
          </draw:text-box>
        </draw:frame>
        <draw:frame draw:name="Google Shape;135;p21" presentation:style-name="pr4" draw:text-style-name="P6" draw:layer="layout" svg:width="21.357cm" svg:height="6.28cm" svg:x="2.026cm" svg:y="5.775cm" presentation:class="outline" presentation:user-transformed="true">
          <draw:text-box>
            <text:p text:style-name="P9"><text:span text:style-name="T4">Desde un inicio la aplicación va a tener todas las Comunidades Autónomas disponibles y todo tipo de motos, adicionalmente se creará un usuario administrador para que se pueda administrar la aplicación por si hubiera algún tipo de problema con los datos ya creados.</text:span></text:p>
          </draw:text-box>
        </draw:frame>
        <presentation:notes draw:style-name="dp2">
          <draw:page-thumbnail draw:name="Google Shape;131;g20a5d55f7d3_0_268:notes" draw:style-name="gr1" draw:layer="layout" svg:width="16.932cm" svg:height="9.524cm" svg:x="1.059cm" svg:y="1.905cm" draw:page-number="9" presentation:class="page"/>
          <draw:frame draw:name="Google Shape;132;g20a5d55f7d3_0_268:notes" presentation:style-name="pr14"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Lato" svg:font-family="Lato"/>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aleway" svg:font-family="Raleway"/>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e9edee">
        <loext:fill-complex-color loext:theme-type="light2"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1a9988">
        <loext:fill-complex-color loext:theme-type="dark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a9988">
        <loext:fill-complex-color loext:theme-type="dark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eb5600">
        <loext:fill-complex-color loext:theme-type="accent3"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loext:fill-complex-color loext:theme-type="light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loext:fill-complex-color loext:theme-type="light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1a9988"/>
    </style:style>
    <style:style style:name="Mdp3" style:family="drawing-page">
      <style:drawing-page-properties draw:background-size="border" draw:fill="solid" draw:fill-color="#ffffff"/>
    </style:style>
    <style:style style:name="Mdp4" style:family="drawing-page">
      <style:drawing-page-properties draw:background-size="border" draw:fill="solid" draw:fill-color="#eb5600"/>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1" loext:color-type="theme"/>
      </style:graphic-properties>
    </style:style>
    <style:style style:name="Mgr4" style:family="graphic">
      <style:graphic-properties style:writing-mode="lr-tb" loext:decorative="false"/>
    </style:style>
    <style:style style:name="Mgr5" style:family="graphic" style:parent-style-name="standard">
      <style:graphic-properties draw:stroke="none" svg:stroke-width="0cm" draw:fill="solid" draw:fill-color="#eb56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3" loext:color-type="theme"/>
      </style:graphic-properties>
    </style:style>
    <style:style style:name="Mgr6" style:family="graphic" style:parent-style-name="standard">
      <style:graphic-properties draw:stroke="none" svg:stroke-width="0cm" draw:fill="solid" draw:fill-color="#1a998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1" loext:color-type="theme"/>
      </style:graphic-properties>
    </style:style>
    <style:style style:name="Mgr7" style:family="graphic" style:parent-style-name="standard">
      <style:graphic-properties draw:stroke="none" svg:stroke-width="0cm" draw:fill="solid" draw:fill-color="#e9ede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style:graphic-properties>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IG_5f_NUMBER-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Mpr5" style:family="presentation" style:parent-style-name="BIG_5f_NUMBER-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6"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7"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9"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0"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ECTION_5f_HEADER-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2"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13"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5"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TITLE_5f_AND_5f_TWO_5f_COLUMNS-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8"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1"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ONE_5f_COLUMN_5f_TEXT-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4"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25"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MAIN_5f_POINT-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7"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28"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SECTION_5f_TITLE_5f_AND_5f_DESCRIPTION-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30"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31"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APTION_5f_ONL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33"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MP6" style:family="paragraph">
      <loext:graphic-properties draw:fill="solid" draw:fill-color="#ffffff"/>
      <style:paragraph-properties fo:text-align="start" style:font-independent-line-spacing="true"/>
      <style:text-properties fo:font-size="14pt"/>
    </style:style>
    <style:style style:name="MP7" style:family="paragraph">
      <loext:graphic-properties draw:fill="solid" draw:fill-color="#eb5600"/>
      <style:paragraph-properties fo:text-align="start" style:font-independent-line-spacing="true"/>
      <style:text-properties fo:font-size="14pt"/>
    </style:style>
    <style:style style:name="MP8" style:family="paragraph">
      <loext:graphic-properties draw:fill="solid" draw:fill-color="#1a9988"/>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style:paragraph-properties fo:margin-left="0cm" fo:margin-right="0cm" fo:margin-top="0cm" fo:margin-bottom="0cm" fo:line-height="100%" fo:text-align="start" fo:text-indent="0cm" style:writing-mode="lr-tb"/>
      <style:text-properties fo:font-size="80pt"/>
    </style:style>
    <style:style style:name="MP12" style:family="paragraph">
      <loext:graphic-properties draw:fill="none"/>
      <style:paragraph-properties fo:text-align="start" style:font-independent-line-spacing="true"/>
      <style:text-properties fo:font-size="80pt"/>
    </style:style>
    <style:style style:name="MP13"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T2" style:family="text">
      <style:text-properties fo:font-variant="normal" fo:text-transform="none" fo:color="#595959" loext:opacity="100%" style:text-outline="false" style:text-line-through-style="none" style:text-line-through-type="none" style:text-position="0% 100%" style:font-name="Lato" fo:font-size="10pt" fo:letter-spacing="normal" fo:language="es" fo:country="none" fo:font-style="normal" style:text-underline-style="none" fo:font-weight="normal" fo:background-color="transparent" style:font-name-asian="Lato" style:font-size-asian="10pt" style:font-style-asian="normal" style:font-weight-asian="normal" style:font-name-complex="Lato" style:font-size-complex="10pt" style:font-style-complex="normal" style:font-weight-complex="normal">
        <loext:char-complex-color loext:theme-type="accent1" loext:color-type="theme"/>
      </style:text-properties>
    </style:style>
    <style:style style:name="MT3" style:family="text">
      <style:text-properties fo:font-variant="normal" fo:text-transform="none" fo:color="#ffffff" loext:opacity="100%" style:text-outline="false" style:text-line-through-style="none" style:text-line-through-type="none" style:text-position="0% 100%" style:font-name="Raleway" fo:font-size="80pt" fo:letter-spacing="normal" fo:font-style="normal" style:text-underline-style="none" fo:font-weight="bold" fo:background-color="transparent" style:font-name-asian="Raleway" style:font-size-asian="80pt" style:font-style-asian="normal" style:font-weight-asian="bold" style:font-name-complex="Raleway" style:font-size-complex="80pt" style:font-style-complex="normal" style:font-weight-complex="bold">
        <loext:char-complex-color loext:theme-type="light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Lato" fo:font-size="10pt" fo:letter-spacing="normal" fo:language="es" fo:country="none" fo:font-style="normal" style:text-underline-style="none" fo:font-weight="normal" fo:background-color="transparent" style:font-name-asian="Lato" style:font-size-asian="10pt" style:font-style-asian="normal" style:font-weight-asian="normal" style:font-name-complex="Lato" style:font-size-complex="10pt" style:font-style-complex="normal" style:font-weight-complex="normal">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5</text:page-number></text:p>
        </draw:text-box>
      </draw:frame>
    </style:handout-master>
    <style:master-page style:name="TITLE" style:page-layout-name="PM1" draw:style-name="Mdp1">
      <loext:theme loext:name="Streamline">
        <loext:theme-colors loext:name="Streamline">
          <loext:color loext:name="dark1" loext:color="#1a9988"/>
          <loext:color loext:name="light1" loext:color="#ffffff"/>
          <loext:color loext:name="dark2" loext:color="#1a1a1a"/>
          <loext:color loext:name="light2" loext:color="#e9edee"/>
          <loext:color loext:name="accent1" loext:color="#595959"/>
          <loext:color loext:name="accent2" loext:color="#6aa4c8"/>
          <loext:color loext:name="accent3" loext:color="#eb5600"/>
          <loext:color loext:name="accent4" loext:color="#a2ffe8"/>
          <loext:color loext:name="accent5" loext:color="#1c3678"/>
          <loext:color loext:name="accent6" loext:color="#ffb8a2"/>
          <loext:color loext:name="hyperlink" loext:color="#1c3678"/>
          <loext:color loext:name="followed-hyperlink" loext:color="#1c3678"/>
        </loext:theme-colors>
      </loext:theme>
      <draw:custom-shape draw:name="Google Shape;10;p2" draw:style-name="Mgr3" draw:text-style-name="MP6" draw:layer="backgroundobjects" svg:width="25.399cm" svg:height="1.354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style-name="Mgr4">
        <draw:custom-shape draw:name="Google Shape;12;p2" draw:style-name="Mgr5" draw:text-style-name="MP7" draw:layer="layout" svg:width="0.048cm" svg:height="2.687cm" draw:transform="rotate (1.5707963267949) translate (2.516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6" draw:text-style-name="MP8" draw:layer="layout" svg:width="0.048cm" svg:height="2.71cm" draw:transform="rotate (1.5707963267949) translate (1.473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10" draw:layer="backgroundobjects" svg:width="1.523cm" svg:height="1.092cm" svg:x="23.712cm" svg:y="13.194cm" presentation:class="page-number" presentation:user-transformed="true">
        <draw:text-box>
          <text:p text:style-name="MP9"><text:span text:style-name="MT2"><text:page-number>5</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BIG_5f_NUMBER" style:display-name="BIG_NUMBER" style:page-layout-name="PM1" draw:style-name="Mdp2">
      <loext:theme loext:name="Streamline">
        <loext:theme-colors loext:name="Streamline">
          <loext:color loext:name="dark1" loext:color="#1a9988"/>
          <loext:color loext:name="light1" loext:color="#ffffff"/>
          <loext:color loext:name="dark2" loext:color="#1a1a1a"/>
          <loext:color loext:name="light2" loext:color="#e9edee"/>
          <loext:color loext:name="accent1" loext:color="#595959"/>
          <loext:color loext:name="accent2" loext:color="#6aa4c8"/>
          <loext:color loext:name="accent3" loext:color="#eb5600"/>
          <loext:color loext:name="accent4" loext:color="#a2ffe8"/>
          <loext:color loext:name="accent5" loext:color="#1c3678"/>
          <loext:color loext:name="accent6" loext:color="#ffb8a2"/>
          <loext:color loext:name="hyperlink" loext:color="#1c3678"/>
          <loext:color loext:name="followed-hyperlink" loext:color="#1c3678"/>
        </loext:theme-colors>
      </loext:theme>
      <draw:g draw:name="Google Shape;74;p11" draw:style-name="Mgr4">
        <draw:custom-shape draw:name="Google Shape;75;p11" draw:style-name="Mgr3" draw:text-style-name="MP6" draw:layer="layout" svg:width="0.048cm" svg:height="2.687cm" draw:transform="rotate (1.5707963267949) translate (2.516cm 11.669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1" draw:style-name="Mgr3" draw:text-style-name="MP6" draw:layer="layout" svg:width="0.048cm" svg:height="2.71cm" draw:transform="rotate (1.5707963267949) translate (1.473cm 11.669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7;p11" presentation:style-name="Mpr4" draw:text-style-name="MP12" draw:layer="backgroundobjects" svg:width="21.356cm" svg:height="3.457cm" svg:x="2.026cm" svg:y="2.039cm" presentation:class="title" presentation:user-transformed="true">
        <draw:text-box>
          <text:p text:style-name="MP11"><text:span text:style-name="MT3">xx%</text:span></text:p>
        </draw:text-box>
      </draw:frame>
      <draw:frame draw:name="Google Shape;78;p11" presentation:style-name="BIG_5f_NUMBER-outline1" draw:layer="backgroundobjects" svg:width="21.356cm" svg:height="4.389cm" svg:x="2.026cm" svg:y="6.314cm" presentation:class="outline" presentation:placeholder="true" presentation:user-transformed="true">
        <draw:text-box/>
      </draw:frame>
      <draw:frame draw:name="Google Shape;79;p11" presentation:style-name="Mpr5" draw:text-style-name="MP10" draw:layer="backgroundobjects" svg:width="1.523cm" svg:height="1.092cm" svg:x="23.712cm" svg:y="13.194cm" presentation:class="page-number" presentation:user-transformed="true">
        <draw:text-box>
          <text:p text:style-name="MP9"><text:span text:style-name="MT4"><text:page-number>&lt;número&gt;</text:page-number></text:span></text:p>
        </draw:text-box>
      </draw:frame>
      <presentation:notes style:page-layout-name="PM2">
        <draw:page-thumbnail presentation:style-name="BIG_5f_NUMBER-title" draw:layer="backgroundobjects" svg:width="0cm" svg:height="0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LANK" style:page-layout-name="PM1" draw:style-name="Mdp3">
      <loext:theme loext:name="Streamline">
        <loext:theme-colors loext:name="Streamline">
          <loext:color loext:name="dark1" loext:color="#1a9988"/>
          <loext:color loext:name="light1" loext:color="#ffffff"/>
          <loext:color loext:name="dark2" loext:color="#1a1a1a"/>
          <loext:color loext:name="light2" loext:color="#e9edee"/>
          <loext:color loext:name="accent1" loext:color="#595959"/>
          <loext:color loext:name="accent2" loext:color="#6aa4c8"/>
          <loext:color loext:name="accent3" loext:color="#eb5600"/>
          <loext:color loext:name="accent4" loext:color="#a2ffe8"/>
          <loext:color loext:name="accent5" loext:color="#1c3678"/>
          <loext:color loext:name="accent6" loext:color="#ffb8a2"/>
          <loext:color loext:name="hyperlink" loext:color="#1c3678"/>
          <loext:color loext:name="followed-hyperlink" loext:color="#1c3678"/>
        </loext:theme-colors>
      </loext:theme>
      <draw:frame draw:name="Google Shape;81;p12" presentation:style-name="Mpr8" draw:text-style-name="MP10" draw:layer="backgroundobjects" svg:width="1.523cm" svg:height="1.092cm" svg:x="23.712cm" svg:y="13.194cm" presentation:class="page-number" presentation:user-transformed="true">
        <draw:text-box>
          <text:p text:style-name="MP9"><text:span text:style-name="MT2"><text:page-number>&lt;número&gt;</text:page-number></text:span></text:p>
        </draw:text-box>
      </draw:fra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SECTION_5f_HEADER" style:display-name="SECTION_HEADER" style:page-layout-name="PM1" draw:style-name="Mdp2">
      <loext:theme loext:name="Streamline">
        <loext:theme-colors loext:name="Streamline">
          <loext:color loext:name="dark1" loext:color="#1a9988"/>
          <loext:color loext:name="light1" loext:color="#ffffff"/>
          <loext:color loext:name="dark2" loext:color="#1a1a1a"/>
          <loext:color loext:name="light2" loext:color="#e9edee"/>
          <loext:color loext:name="accent1" loext:color="#595959"/>
          <loext:color loext:name="accent2" loext:color="#6aa4c8"/>
          <loext:color loext:name="accent3" loext:color="#eb5600"/>
          <loext:color loext:name="accent4" loext:color="#a2ffe8"/>
          <loext:color loext:name="accent5" loext:color="#1c3678"/>
          <loext:color loext:name="accent6" loext:color="#ffb8a2"/>
          <loext:color loext:name="hyperlink" loext:color="#1c3678"/>
          <loext:color loext:name="followed-hyperlink" loext:color="#1c3678"/>
        </loext:theme-colors>
      </loext:theme>
      <draw:g draw:name="Google Shape;18;p3" draw:style-name="Mgr4">
        <draw:custom-shape draw:name="Google Shape;19;p3" draw:style-name="Mgr3" draw:text-style-name="MP6" draw:layer="layout" svg:width="0.048cm" svg:height="2.687cm" draw:transform="rotate (1.5707963267949) translate (2.516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3" draw:style-name="Mgr3" draw:text-style-name="MP6" draw:layer="layout" svg:width="0.048cm" svg:height="2.71cm" draw:transform="rotate (1.5707963267949) translate (1.473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1;p3" presentation:style-name="SECTION_5f_HEADER-title" draw:layer="backgroundobjects" svg:width="21.356cm" svg:height="4.217cm" svg:x="2.026cm" svg:y="3.673cm" presentation:class="title" presentation:placeholder="true" presentation:user-transformed="true">
        <draw:text-box/>
      </draw:frame>
      <draw:frame draw:name="Google Shape;22;p3" presentation:style-name="Mpr11" draw:text-style-name="MP10" draw:layer="backgroundobjects" svg:width="1.523cm" svg:height="1.092cm" svg:x="23.712cm" svg:y="13.194cm" presentation:class="page-number" presentation:user-transformed="true">
        <draw:text-box>
          <text:p text:style-name="MP9"><text:span text:style-name="MT4"><text:page-number>&lt;número&gt;</text:page-number></text:span></text:p>
        </draw:text-box>
      </draw:frame>
      <presentation:notes style:page-layout-name="PM2">
        <draw:page-thumbnail presentation:style-name="SECTION_5f_HEADER-title" draw:layer="backgroundobjects" svg:width="0cm" svg:height="0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AND_5f_BODY" style:display-name="TITLE_AND_BODY" style:page-layout-name="PM1" draw:style-name="Mdp3">
      <loext:theme loext:name="Streamline">
        <loext:theme-colors loext:name="Streamline">
          <loext:color loext:name="dark1" loext:color="#1a9988"/>
          <loext:color loext:name="light1" loext:color="#ffffff"/>
          <loext:color loext:name="dark2" loext:color="#1a1a1a"/>
          <loext:color loext:name="light2" loext:color="#e9edee"/>
          <loext:color loext:name="accent1" loext:color="#595959"/>
          <loext:color loext:name="accent2" loext:color="#6aa4c8"/>
          <loext:color loext:name="accent3" loext:color="#eb5600"/>
          <loext:color loext:name="accent4" loext:color="#a2ffe8"/>
          <loext:color loext:name="accent5" loext:color="#1c3678"/>
          <loext:color loext:name="accent6" loext:color="#ffb8a2"/>
          <loext:color loext:name="hyperlink" loext:color="#1c3678"/>
          <loext:color loext:name="followed-hyperlink" loext:color="#1c3678"/>
        </loext:theme-colors>
      </loext:theme>
      <draw:custom-shape draw:name="Google Shape;24;p4" draw:style-name="Mgr7" draw:text-style-name="MP13" draw:layer="backgroundobjects" svg:width="25.399cm" svg:height="1.354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style-name="Mgr4">
        <draw:custom-shape draw:name="Google Shape;26;p4" draw:style-name="Mgr5" draw:text-style-name="MP7" draw:layer="layout" svg:width="0.048cm" svg:height="2.687cm" draw:transform="rotate (1.5707963267949) translate (2.516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6" draw:text-style-name="MP8" draw:layer="layout" svg:width="0.048cm" svg:height="2.71cm" draw:transform="rotate (1.5707963267949) translate (1.473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14" draw:text-style-name="MP10" draw:layer="backgroundobjects" svg:width="1.523cm" svg:height="1.092cm" svg:x="23.712cm" svg:y="13.194cm" presentation:class="page-number" presentation:user-transformed="true">
        <draw:text-box>
          <text:p text:style-name="MP9"><text:span text:style-name="MT2"><text:page-number>&lt;número&gt;</text:page-number></text:span></text:p>
        </draw:text-box>
      </draw:frame>
      <presentation:notes style:page-layout-name="PM2">
        <draw:page-thumbnail presentation:style-name="TITLE_5f_AND_5f_BODY-title" draw:layer="backgroundobjects" svg:width="0cm" svg:height="0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AND_5f_TWO_5f_COLUMNS" style:display-name="TITLE_AND_TWO_COLUMNS" style:page-layout-name="PM1" draw:style-name="Mdp3">
      <loext:theme loext:name="Streamline">
        <loext:theme-colors loext:name="Streamline">
          <loext:color loext:name="dark1" loext:color="#1a9988"/>
          <loext:color loext:name="light1" loext:color="#ffffff"/>
          <loext:color loext:name="dark2" loext:color="#1a1a1a"/>
          <loext:color loext:name="light2" loext:color="#e9edee"/>
          <loext:color loext:name="accent1" loext:color="#595959"/>
          <loext:color loext:name="accent2" loext:color="#6aa4c8"/>
          <loext:color loext:name="accent3" loext:color="#eb5600"/>
          <loext:color loext:name="accent4" loext:color="#a2ffe8"/>
          <loext:color loext:name="accent5" loext:color="#1c3678"/>
          <loext:color loext:name="accent6" loext:color="#ffb8a2"/>
          <loext:color loext:name="hyperlink" loext:color="#1c3678"/>
          <loext:color loext:name="followed-hyperlink" loext:color="#1c3678"/>
        </loext:theme-colors>
      </loext:theme>
      <draw:custom-shape draw:name="Google Shape;32;p5" draw:style-name="Mgr7" draw:text-style-name="MP13" draw:layer="backgroundobjects" svg:width="25.399cm" svg:height="1.354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p5" draw:style-name="Mgr4">
        <draw:custom-shape draw:name="Google Shape;34;p5" draw:style-name="Mgr5" draw:text-style-name="MP7" draw:layer="layout" svg:width="0.048cm" svg:height="2.687cm" draw:transform="rotate (1.5707963267949) translate (2.516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p5" draw:style-name="Mgr6" draw:text-style-name="MP8" draw:layer="layout" svg:width="0.048cm" svg:height="2.71cm" draw:transform="rotate (1.5707963267949) translate (1.473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6;p5" presentation:style-name="TITLE_5f_AND_5f_TWO_5f_COLUMNS-title" draw:layer="backgroundobjects" svg:width="21.356cm" svg:height="1.486cm" svg:x="2.026cm" svg:y="3.663cm" presentation:class="title" presentation:placeholder="true" presentation:user-transformed="true">
        <draw:text-box/>
      </draw:frame>
      <draw:frame draw:name="Google Shape;37;p5" presentation:style-name="TITLE_5f_AND_5f_TWO_5f_COLUMNS-outline1" draw:layer="backgroundobjects" svg:width="10.483cm" svg:height="6.28cm" svg:x="2.026cm" svg:y="5.775cm" presentation:class="outline" presentation:placeholder="true" presentation:user-transformed="true">
        <draw:text-box/>
      </draw:frame>
      <draw:frame draw:name="Google Shape;38;p5" presentation:style-name="TITLE_5f_AND_5f_TWO_5f_COLUMNS-outline1" draw:layer="backgroundobjects" svg:width="10.483cm" svg:height="6.28cm" svg:x="12.899cm" svg:y="5.775cm" presentation:class="outline" presentation:placeholder="true" presentation:user-transformed="true">
        <draw:text-box/>
      </draw:frame>
      <draw:frame draw:name="Google Shape;39;p5" presentation:style-name="Mpr17" draw:text-style-name="MP10" draw:layer="backgroundobjects" svg:width="1.523cm" svg:height="1.092cm" svg:x="23.712cm" svg:y="13.194cm" presentation:class="page-number" presentation:user-transformed="true">
        <draw:text-box>
          <text:p text:style-name="MP9"><text:span text:style-name="MT2"><text:page-number>&lt;número&gt;</text:page-number></text:span></text:p>
        </draw:text-box>
      </draw:frame>
      <presentation:notes style:page-layout-name="PM2">
        <draw:page-thumbnail presentation:style-name="TITLE_5f_AND_5f_TWO_5f_COLUMNS-title" draw:layer="backgroundobjects" svg:width="0cm" svg:height="0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ONLY" style:display-name="TITLE_ONLY" style:page-layout-name="PM1" draw:style-name="Mdp3">
      <loext:theme loext:name="Streamline">
        <loext:theme-colors loext:name="Streamline">
          <loext:color loext:name="dark1" loext:color="#1a9988"/>
          <loext:color loext:name="light1" loext:color="#ffffff"/>
          <loext:color loext:name="dark2" loext:color="#1a1a1a"/>
          <loext:color loext:name="light2" loext:color="#e9edee"/>
          <loext:color loext:name="accent1" loext:color="#595959"/>
          <loext:color loext:name="accent2" loext:color="#6aa4c8"/>
          <loext:color loext:name="accent3" loext:color="#eb5600"/>
          <loext:color loext:name="accent4" loext:color="#a2ffe8"/>
          <loext:color loext:name="accent5" loext:color="#1c3678"/>
          <loext:color loext:name="accent6" loext:color="#ffb8a2"/>
          <loext:color loext:name="hyperlink" loext:color="#1c3678"/>
          <loext:color loext:name="followed-hyperlink" loext:color="#1c3678"/>
        </loext:theme-colors>
      </loext:theme>
      <draw:custom-shape draw:name="Google Shape;41;p6" draw:style-name="Mgr7" draw:text-style-name="MP13" draw:layer="backgroundobjects" svg:width="25.399cm" svg:height="1.354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p6" draw:style-name="Mgr4">
        <draw:custom-shape draw:name="Google Shape;43;p6" draw:style-name="Mgr5" draw:text-style-name="MP7" draw:layer="layout" svg:width="0.048cm" svg:height="2.687cm" draw:transform="rotate (1.5707963267949) translate (2.516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6" draw:style-name="Mgr6" draw:text-style-name="MP8" draw:layer="layout" svg:width="0.048cm" svg:height="2.71cm" draw:transform="rotate (1.5707963267949) translate (1.473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5;p6" presentation:style-name="TITLE_5f_ONLY-title" draw:layer="backgroundobjects" svg:width="21.356cm" svg:height="1.486cm" svg:x="2.026cm" svg:y="3.663cm" presentation:class="title" presentation:placeholder="true" presentation:user-transformed="true">
        <draw:text-box/>
      </draw:frame>
      <draw:frame draw:name="Google Shape;46;p6" presentation:style-name="Mpr20" draw:text-style-name="MP10" draw:layer="backgroundobjects" svg:width="1.523cm" svg:height="1.092cm" svg:x="23.712cm" svg:y="13.194cm" presentation:class="page-number" presentation:user-transformed="true">
        <draw:text-box>
          <text:p text:style-name="MP9"><text:span text:style-name="MT2"><text:page-number>&lt;número&gt;</text:page-number></text:span></text:p>
        </draw:text-box>
      </draw:frame>
      <presentation:notes style:page-layout-name="PM2">
        <draw:page-thumbnail presentation:style-name="TITLE_5f_ONLY-title" draw:layer="backgroundobjects" svg:width="0cm" svg:height="0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ONE_5f_COLUMN_5f_TEXT" style:display-name="ONE_COLUMN_TEXT" style:page-layout-name="PM1" draw:style-name="Mdp3">
      <loext:theme loext:name="Streamline">
        <loext:theme-colors loext:name="Streamline">
          <loext:color loext:name="dark1" loext:color="#1a9988"/>
          <loext:color loext:name="light1" loext:color="#ffffff"/>
          <loext:color loext:name="dark2" loext:color="#1a1a1a"/>
          <loext:color loext:name="light2" loext:color="#e9edee"/>
          <loext:color loext:name="accent1" loext:color="#595959"/>
          <loext:color loext:name="accent2" loext:color="#6aa4c8"/>
          <loext:color loext:name="accent3" loext:color="#eb5600"/>
          <loext:color loext:name="accent4" loext:color="#a2ffe8"/>
          <loext:color loext:name="accent5" loext:color="#1c3678"/>
          <loext:color loext:name="accent6" loext:color="#ffb8a2"/>
          <loext:color loext:name="hyperlink" loext:color="#1c3678"/>
          <loext:color loext:name="followed-hyperlink" loext:color="#1c3678"/>
        </loext:theme-colors>
      </loext:theme>
      <draw:custom-shape draw:name="Google Shape;48;p7" draw:style-name="Mgr7" draw:text-style-name="MP13" draw:layer="backgroundobjects" svg:width="25.399cm" svg:height="1.354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p7" draw:style-name="Mgr4">
        <draw:custom-shape draw:name="Google Shape;50;p7" draw:style-name="Mgr5" draw:text-style-name="MP7" draw:layer="layout" svg:width="0.048cm" svg:height="2.687cm" draw:transform="rotate (1.5707963267949) translate (2.516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7" draw:style-name="Mgr6" draw:text-style-name="MP8" draw:layer="layout" svg:width="0.048cm" svg:height="2.71cm" draw:transform="rotate (1.5707963267949) translate (1.473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2;p7" presentation:style-name="ONE_5f_COLUMN_5f_TEXT-title" draw:layer="backgroundobjects" svg:width="9.168cm" svg:height="3.837cm" svg:x="2.028cm" svg:y="3.663cm" presentation:class="title" presentation:placeholder="true" presentation:user-transformed="true">
        <draw:text-box/>
      </draw:frame>
      <draw:frame draw:name="Google Shape;53;p7" presentation:style-name="ONE_5f_COLUMN_5f_TEXT-outline1" draw:layer="backgroundobjects" svg:width="9.168cm" svg:height="4.437cm" svg:x="2.003cm" svg:y="7.727cm" presentation:class="outline" presentation:placeholder="true" presentation:user-transformed="true">
        <draw:text-box/>
      </draw:frame>
      <draw:frame draw:name="Google Shape;54;p7" presentation:style-name="Mpr23" draw:text-style-name="MP10" draw:layer="backgroundobjects" svg:width="1.523cm" svg:height="1.092cm" svg:x="23.712cm" svg:y="13.194cm" presentation:class="page-number" presentation:user-transformed="true">
        <draw:text-box>
          <text:p text:style-name="MP9"><text:span text:style-name="MT2"><text:page-number>&lt;número&gt;</text:page-number></text:span></text:p>
        </draw:text-box>
      </draw:frame>
      <presentation:notes style:page-layout-name="PM2">
        <draw:page-thumbnail presentation:style-name="ONE_5f_COLUMN_5f_TEXT-title" draw:layer="backgroundobjects" svg:width="0cm" svg:height="0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IN_5f_POINT" style:display-name="MAIN_POINT" style:page-layout-name="PM1" draw:style-name="Mdp4">
      <loext:theme loext:name="Streamline">
        <loext:theme-colors loext:name="Streamline">
          <loext:color loext:name="dark1" loext:color="#1a9988"/>
          <loext:color loext:name="light1" loext:color="#ffffff"/>
          <loext:color loext:name="dark2" loext:color="#1a1a1a"/>
          <loext:color loext:name="light2" loext:color="#e9edee"/>
          <loext:color loext:name="accent1" loext:color="#595959"/>
          <loext:color loext:name="accent2" loext:color="#6aa4c8"/>
          <loext:color loext:name="accent3" loext:color="#eb5600"/>
          <loext:color loext:name="accent4" loext:color="#a2ffe8"/>
          <loext:color loext:name="accent5" loext:color="#1c3678"/>
          <loext:color loext:name="accent6" loext:color="#ffb8a2"/>
          <loext:color loext:name="hyperlink" loext:color="#1c3678"/>
          <loext:color loext:name="followed-hyperlink" loext:color="#1c3678"/>
        </loext:theme-colors>
      </loext:theme>
      <draw:g draw:name="Google Shape;56;p8" draw:style-name="Mgr4">
        <draw:custom-shape draw:name="Google Shape;57;p8" draw:style-name="Mgr3" draw:text-style-name="MP6" draw:layer="layout" svg:width="0.048cm" svg:height="2.687cm" draw:transform="rotate (1.5707963267949) translate (2.516cm 11.669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8" draw:style-name="Mgr3" draw:text-style-name="MP6" draw:layer="layout" svg:width="0.048cm" svg:height="2.71cm" draw:transform="rotate (1.5707963267949) translate (1.473cm 11.669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9;p8" presentation:style-name="MAIN_5f_POINT-title" draw:layer="backgroundobjects" svg:width="19.502cm" svg:height="8.291cm" svg:x="2.026cm" svg:y="2.401cm" presentation:class="title" presentation:placeholder="true" presentation:user-transformed="true">
        <draw:text-box/>
      </draw:frame>
      <draw:frame draw:name="Google Shape;60;p8" presentation:style-name="Mpr26" draw:text-style-name="MP10" draw:layer="backgroundobjects" svg:width="1.523cm" svg:height="1.092cm" svg:x="23.712cm" svg:y="13.194cm" presentation:class="page-number" presentation:user-transformed="true">
        <draw:text-box>
          <text:p text:style-name="MP9"><text:span text:style-name="MT4"><text:page-number>&lt;número&gt;</text:page-number></text:span></text:p>
        </draw:text-box>
      </draw:frame>
      <presentation:notes style:page-layout-name="PM2">
        <draw:page-thumbnail presentation:style-name="MAIN_5f_POINT-title" draw:layer="backgroundobjects" svg:width="0cm" svg:height="0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SECTION_5f_TITLE_5f_AND_5f_DESCRIPTION" style:display-name="SECTION_TITLE_AND_DESCRIPTION" style:page-layout-name="PM1" draw:style-name="Mdp3">
      <loext:theme loext:name="Streamline">
        <loext:theme-colors loext:name="Streamline">
          <loext:color loext:name="dark1" loext:color="#1a9988"/>
          <loext:color loext:name="light1" loext:color="#ffffff"/>
          <loext:color loext:name="dark2" loext:color="#1a1a1a"/>
          <loext:color loext:name="light2" loext:color="#e9edee"/>
          <loext:color loext:name="accent1" loext:color="#595959"/>
          <loext:color loext:name="accent2" loext:color="#6aa4c8"/>
          <loext:color loext:name="accent3" loext:color="#eb5600"/>
          <loext:color loext:name="accent4" loext:color="#a2ffe8"/>
          <loext:color loext:name="accent5" loext:color="#1c3678"/>
          <loext:color loext:name="accent6" loext:color="#ffb8a2"/>
          <loext:color loext:name="hyperlink" loext:color="#1c3678"/>
          <loext:color loext:name="followed-hyperlink" loext:color="#1c3678"/>
        </loext:theme-colors>
      </loext:theme>
      <draw:custom-shape draw:name="Google Shape;62;p9" draw:style-name="Mgr7" draw:text-style-name="MP13" draw:layer="backgroundobjects" svg:width="12.699cm" svg:height="14.287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3;p9" draw:style-name="Mgr4">
        <draw:custom-shape draw:name="Google Shape;64;p9" draw:style-name="Mgr5" draw:text-style-name="MP7" draw:layer="layout" svg:width="0.048cm" svg:height="2.687cm" draw:transform="rotate (1.5707963267949) translate (2.516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9" draw:style-name="Mgr6" draw:text-style-name="MP8" draw:layer="layout" svg:width="0.048cm" svg:height="2.71cm" draw:transform="rotate (1.5707963267949) translate (1.473cm 3.397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6;p9" presentation:style-name="SECTION_5f_TITLE_5f_AND_5f_DESCRIPTION-title" draw:layer="backgroundobjects" svg:width="9.168cm" svg:height="4.686cm" svg:x="2.028cm" svg:y="3.663cm" presentation:class="title" presentation:placeholder="true" presentation:user-transformed="true">
        <draw:text-box/>
      </draw:frame>
      <draw:frame draw:name="Google Shape;68;p9" presentation:style-name="SECTION_5f_TITLE_5f_AND_5f_DESCRIPTION-outline1" draw:layer="backgroundobjects" svg:width="9.372cm" svg:height="8.403cm" svg:x="14.373cm" svg:y="3.757cm" presentation:class="outline" presentation:placeholder="true" presentation:user-transformed="true">
        <draw:text-box/>
      </draw:frame>
      <draw:frame draw:name="Google Shape;69;p9" presentation:style-name="Mpr29" draw:text-style-name="MP10" draw:layer="backgroundobjects" svg:width="1.523cm" svg:height="1.092cm" svg:x="23.712cm" svg:y="13.194cm" presentation:class="page-number" presentation:user-transformed="true">
        <draw:text-box>
          <text:p text:style-name="MP9"><text:span text:style-name="MT2"><text:page-number>&lt;número&gt;</text:page-number></text:span></text:p>
        </draw:text-box>
      </draw:frame>
      <presentation:notes style:page-layout-name="PM2">
        <draw:page-thumbnail presentation:style-name="SECTION_5f_TITLE_5f_AND_5f_DESCRIPTION-title" draw:layer="backgroundobjects" svg:width="0cm" svg:height="0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presentation:header/></text:p>
          </draw:text-box>
        </draw:frame>
        <draw:frame presentation:style-name="Mpr30" draw:text-style-name="MP4" draw:layer="backgroundobjects" svg:width="9.113cm" svg:height="1.484cm" svg:x="11.886cm" svg:y="0cm" presentation:class="date-time">
          <draw:text-box>
            <text:p text:style-name="MP3"><presentation:date-time/></text:p>
          </draw:text-box>
        </draw:frame>
        <draw:frame presentation:style-name="Mpr31" draw:text-style-name="MP2" draw:layer="backgroundobjects" svg:width="9.113cm" svg:height="1.484cm" svg:x="0cm" svg:y="28.215cm" presentation:class="footer">
          <draw:text-box>
            <text:p text:style-name="MP1"><presentation:footer/></text:p>
          </draw:text-box>
        </draw:frame>
        <draw:frame presentation:style-name="Mpr31"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APTION_5f_ONLY" style:display-name="CAPTION_ONLY" style:page-layout-name="PM1" draw:style-name="Mdp3">
      <loext:theme loext:name="Streamline">
        <loext:theme-colors loext:name="Streamline">
          <loext:color loext:name="dark1" loext:color="#1a9988"/>
          <loext:color loext:name="light1" loext:color="#ffffff"/>
          <loext:color loext:name="dark2" loext:color="#1a1a1a"/>
          <loext:color loext:name="light2" loext:color="#e9edee"/>
          <loext:color loext:name="accent1" loext:color="#595959"/>
          <loext:color loext:name="accent2" loext:color="#6aa4c8"/>
          <loext:color loext:name="accent3" loext:color="#eb5600"/>
          <loext:color loext:name="accent4" loext:color="#a2ffe8"/>
          <loext:color loext:name="accent5" loext:color="#1c3678"/>
          <loext:color loext:name="accent6" loext:color="#ffb8a2"/>
          <loext:color loext:name="hyperlink" loext:color="#1c3678"/>
          <loext:color loext:name="followed-hyperlink" loext:color="#1c3678"/>
        </loext:theme-colors>
      </loext:theme>
      <draw:frame draw:name="Google Shape;71;p10" presentation:style-name="CAPTION_5f_ONLY-outline1" draw:layer="backgroundobjects" svg:width="21.381cm" svg:height="1.278cm" svg:x="2.014cm" svg:y="12.146cm" presentation:class="outline" presentation:placeholder="true" presentation:user-transformed="true">
        <draw:text-box/>
      </draw:frame>
      <draw:frame draw:name="Google Shape;72;p10" presentation:style-name="Mpr32" draw:text-style-name="MP10" draw:layer="backgroundobjects" svg:width="1.523cm" svg:height="1.092cm" svg:x="23.712cm" svg:y="13.194cm" presentation:class="page-number" presentation:user-transformed="true">
        <draw:text-box>
          <text:p text:style-name="MP9"><text:span text:style-name="MT2"><text:page-number>&lt;número&gt;</text:page-number></text:span></text:p>
        </draw:text-box>
      </draw:frame>
      <presentation:notes style:page-layout-name="PM2">
        <draw:page-thumbnail presentation:style-name="CAPTION_5f_ONLY-title" draw:layer="backgroundobjects" svg:width="0cm" svg:height="0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presentation:header/></text:p>
          </draw:text-box>
        </draw:frame>
        <draw:frame presentation:style-name="Mpr33" draw:text-style-name="MP4" draw:layer="backgroundobjects" svg:width="9.113cm" svg:height="1.484cm" svg:x="11.886cm" svg:y="0cm" presentation:class="date-time">
          <draw:text-box>
            <text:p text:style-name="MP3"><presentation:date-time/></text:p>
          </draw:text-box>
        </draw:frame>
        <draw:frame presentation:style-name="Mpr34" draw:text-style-name="MP2" draw:layer="backgroundobjects" svg:width="9.113cm" svg:height="1.484cm" svg:x="0cm" svg:y="28.215cm" presentation:class="footer">
          <draw:text-box>
            <text:p text:style-name="MP1"><presentation:footer/></text:p>
          </draw:text-box>
        </draw:frame>
        <draw:frame presentation:style-name="Mpr34"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5-03-16T22:36:45.493000000</dc:date>
    <meta:editing-duration>PT33S</meta:editing-duration>
    <meta:editing-cycles>1</meta:editing-cycles>
    <meta:document-statistic meta:object-count="173"/>
    <meta:generator>LibreOffice/24.8.5.2$Windows_X86_64 LibreOffice_project/fddf2685c70b461e7832239a0162a77216259f22</meta:generator>
  </office:meta>
</office:document-meta>
</file>